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b5c9e" officeooo:paragraph-rsid="000b5c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lunes 9/5 se ingresara a la institución 19:20 por capacitación docen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6T20:44:08.738096216</meta:creation-date>
    <dc:date>2022-05-06T20:45:02.630855449</dc:date>
    <meta:editing-duration>PT56S</meta:editing-duration>
    <meta:editing-cycles>1</meta:editing-cycles>
    <meta:document-statistic meta:table-count="0" meta:image-count="0" meta:object-count="0" meta:page-count="1" meta:paragraph-count="1" meta:word-count="12" meta:character-count="73" meta:non-whitespace-character-count="62"/>
    <meta:generator>LibreOffice/7.3.2.2$Linux_X86_64 LibreOffice_project/30$Build-2</meta:generator>
  </office:meta>
</office:document-meta>
</file>